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5cc1" officeooo:paragraph-rsid="00135cc1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5cc1" officeooo:paragraph-rsid="00135cc1" style:font-size-asian="16pt" style:font-size-complex="16pt"/>
    </style:style>
    <style:style style:name="P6" style:family="paragraph" style:parent-style-name="Standard">
      <style:text-properties style:font-name="Courier" fo:font-size="16pt" officeooo:rsid="00149ee4" officeooo:paragraph-rsid="00149ee4" style:font-size-asian="16pt" style:font-size-complex="16pt"/>
    </style:style>
    <style:style style:name="P7" style:family="paragraph" style:parent-style-name="Standard">
      <style:text-properties style:font-name="Courier" fo:font-size="16pt" officeooo:rsid="001687d5" officeooo:paragraph-rsid="001687d5" style:font-size-asian="16pt" style:font-size-complex="16pt"/>
    </style:style>
    <style:style style:name="T1" style:family="text">
      <style:text-properties officeooo:rsid="00149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Worship the King</text:p>
      <text:p text:style-name="P1"/>
      <text:p text:style-name="P5">O worship the King, all glorious above,</text:p>
      <text:p text:style-name="P5">O gratefully sing His power and His love;</text:p>
      <text:p text:style-name="P5">Our shield and defender, the Ancient of Days,</text:p>
      <text:p text:style-name="P5">Pavilioned in splendor and grided with praise.</text:p>
      <text:p text:style-name="P5"/>
      <text:p text:style-name="P5">O tell of His might, O sing of His grace,</text:p>
      <text:p text:style-name="P5">Whose robe is the light, whose canopy space.</text:p>
      <text:p text:style-name="P5">His chariots of wrath the deep thunderclouds form,</text:p>
      <text:p text:style-name="P5">And dark is His path on the wings of the storm.</text:p>
      <text:p text:style-name="P5"/>
      <text:p text:style-name="P5">This earth, with its store of wonders untold,</text:p>
      <text:p text:style-name="P5">Almighty, Thy pow’r hath founded of old;</text:p>
      <text:p text:style-name="P5">Hath stablished it fast by a changeless decree,</text:p>
      <text:p text:style-name="P5">And round it hath cast, like a mantle, the sea.</text:p>
      <text:p text:style-name="P2"/>
      <text:p text:style-name="P5">Thy bountiful care what tongue can recite?</text:p>
      <text:p text:style-name="P5">It breathes in the air, it shines in the light.</text:p>
      <text:p text:style-name="P5">It streams from the hills, it descends to the plains,</text:p>
      <text:p text:style-name="P5">And sweetly distills in the dew and the rain</text:p>
      <text:p text:style-name="P5"/>
      <text:p text:style-name="P5">Frail children of dust and feeble as frail,</text:p>
      <text:p text:style-name="P5">In Thee do we trust, nor find Thee to fail;</text:p>
      <text:p text:style-name="P5">Thy mercies how tender! How firm to the end!</text:p>
      <text:p text:style-name="P5">Our Maker, Defender, Redeemer and Friend.</text:p>
      <text:p text:style-name="P5"/>
      <text:p text:style-name="P2"/>
      <text:p text:style-name="P6">Adapted from J. Michael Hayden (1737-1806)</text:p>
      <text:p text:style-name="P6">From Psalm 104</text:p>
      <text:p text:style-name="P2">Lyricist: <text:span text:style-name="T1">Robert Grant (c 1779-1838)</text:span></text:p>
      <text:p text:style-name="P2"/>
      <text:p text:style-name="P7">Hymns of Truth and Praise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79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16:08.945727348</meta:creation-date>
    <meta:editing-duration>PT3M33S</meta:editing-duration>
    <meta:editing-cycles>3</meta:editing-cycles>
    <meta:generator>LibreOffice/6.2.8.2$MacOSX_X86_64 LibreOffice_project/f82ddfca21ebc1e222a662a32b25c0c9d20169ee</meta:generator>
    <dc:title>TubaHymn</dc:title>
    <dc:date>2020-04-25T08:30:16.965863975</dc:date>
    <meta:print-date>2020-04-25T08:29:49.408031594</meta:print-date>
    <meta:document-statistic meta:table-count="0" meta:image-count="0" meta:object-count="0" meta:page-count="1" meta:paragraph-count="25" meta:word-count="193" meta:character-count="1027" meta:non-whitespace-character-count="859"/>
    <meta:template xlink:type="simple" xlink:actuate="onRequest" xlink:title="TubaHymn" xlink:href="../../../../../Library/Application%20Support/LibreOffice/4/user/template/TubaHymn1.ott" meta:date="2020-04-25T08:16:08.544269868"/>
  </office:meta>
</office:document-meta>
</file>